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54672c" officeooo:paragraph-rsid="0054672c"/>
    </style:style>
    <style:style style:name="P2" style:family="paragraph" style:parent-style-name="Standard">
      <style:text-properties officeooo:rsid="0054672c" officeooo:paragraph-rsid="0056b29e"/>
    </style:style>
    <style:style style:name="P3" style:family="paragraph" style:parent-style-name="Standard">
      <style:text-properties officeooo:rsid="00570deb" officeooo:paragraph-rsid="00570deb"/>
    </style:style>
    <style:style style:name="P4" style:family="paragraph" style:parent-style-name="Standard">
      <style:text-properties officeooo:paragraph-rsid="005eea04"/>
    </style:style>
    <style:style style:name="P5" style:family="paragraph" style:parent-style-name="Standard">
      <style:text-properties officeooo:paragraph-rsid="005fb5cf"/>
    </style:style>
    <style:style style:name="P6" style:family="paragraph" style:parent-style-name="Standard">
      <style:text-properties officeooo:paragraph-rsid="006040a7"/>
    </style:style>
    <style:style style:name="P7" style:family="paragraph" style:parent-style-name="Standard">
      <style:text-properties officeooo:paragraph-rsid="00627241"/>
    </style:style>
    <style:style style:name="P8" style:family="paragraph" style:parent-style-name="Standard">
      <style:text-properties officeooo:rsid="006420ae" officeooo:paragraph-rsid="006420ae"/>
    </style:style>
    <style:style style:name="P9" style:family="paragraph" style:parent-style-name="Standard">
      <style:text-properties officeooo:rsid="006420ae" officeooo:paragraph-rsid="00646301"/>
    </style:style>
    <style:style style:name="P10" style:family="paragraph" style:parent-style-name="Standard">
      <style:text-properties officeooo:paragraph-rsid="00646301"/>
    </style:style>
    <style:style style:name="P11" style:family="paragraph" style:parent-style-name="Standard">
      <style:text-properties officeooo:rsid="00646301" officeooo:paragraph-rsid="00646301"/>
    </style:style>
    <style:style style:name="P12" style:family="paragraph" style:parent-style-name="Standard">
      <style:text-properties officeooo:paragraph-rsid="006a5638"/>
    </style:style>
    <style:style style:name="P13" style:family="paragraph" style:parent-style-name="Standard">
      <style:text-properties officeooo:rsid="005eea04" officeooo:paragraph-rsid="005eea04"/>
    </style:style>
    <style:style style:name="P14" style:family="paragraph" style:parent-style-name="Standard">
      <style:text-properties officeooo:rsid="0054672c" officeooo:paragraph-rsid="006a5638"/>
    </style:style>
    <style:style style:name="P15" style:family="paragraph" style:parent-style-name="Standard">
      <style:text-properties officeooo:rsid="0054672c" officeooo:paragraph-rsid="0054672c"/>
    </style:style>
    <style:style style:name="P16" style:family="paragraph" style:parent-style-name="Standard">
      <style:text-properties officeooo:rsid="0054672c" officeooo:paragraph-rsid="0056b29e"/>
    </style:style>
    <style:style style:name="P17" style:family="paragraph" style:parent-style-name="Standard">
      <style:text-properties officeooo:rsid="002c9a31" officeooo:paragraph-rsid="00627241"/>
    </style:style>
    <style:style style:name="P18" style:family="paragraph" style:parent-style-name="Standard">
      <style:text-properties officeooo:rsid="00187213"/>
    </style:style>
    <style:style style:name="P19" style:family="paragraph" style:parent-style-name="Standard">
      <style:text-properties officeooo:paragraph-rsid="006e8a17"/>
    </style:style>
    <style:style style:name="P20" style:family="paragraph" style:parent-style-name="Standard">
      <style:text-properties officeooo:rsid="004199e5" officeooo:paragraph-rsid="004199e5"/>
    </style:style>
    <style:style style:name="P21" style:family="paragraph" style:parent-style-name="Standard">
      <style:text-properties officeooo:paragraph-rsid="005fb5cf"/>
    </style:style>
    <style:style style:name="P22" style:family="paragraph" style:parent-style-name="Standard">
      <style:text-properties officeooo:rsid="00700143" officeooo:paragraph-rsid="005fb5cf"/>
    </style:style>
    <style:style style:name="P23" style:family="paragraph" style:parent-style-name="Standard">
      <style:text-properties officeooo:paragraph-rsid="00700143"/>
    </style:style>
    <style:style style:name="P24" style:family="paragraph" style:parent-style-name="Standard">
      <style:text-properties officeooo:rsid="0070890f" officeooo:paragraph-rsid="00855920"/>
    </style:style>
    <style:style style:name="P25" style:family="paragraph" style:parent-style-name="Standard">
      <style:text-properties officeooo:rsid="00735afd" officeooo:paragraph-rsid="00735afd"/>
    </style:style>
    <style:style style:name="P26" style:family="paragraph" style:parent-style-name="Standard">
      <style:text-properties officeooo:paragraph-rsid="0070890f"/>
    </style:style>
    <style:style style:name="P27" style:family="paragraph" style:parent-style-name="Standard">
      <style:text-properties officeooo:rsid="0075909e" officeooo:paragraph-rsid="0075909e"/>
    </style:style>
    <style:style style:name="P28" style:family="paragraph" style:parent-style-name="Standard">
      <style:text-properties officeooo:paragraph-rsid="0054672c"/>
    </style:style>
    <style:style style:name="P29" style:family="paragraph" style:parent-style-name="Standard">
      <style:text-properties officeooo:paragraph-rsid="0056b29e"/>
    </style:style>
    <style:style style:name="P30" style:family="paragraph" style:parent-style-name="Standard">
      <style:text-properties officeooo:rsid="00570deb" officeooo:paragraph-rsid="00570deb"/>
    </style:style>
    <style:style style:name="P31" style:family="paragraph" style:parent-style-name="Standard">
      <style:text-properties officeooo:paragraph-rsid="007d8406"/>
    </style:style>
    <style:style style:name="P32"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0e2bb2"/>
    </style:style>
    <style:style style:name="T2" style:family="text">
      <style:text-properties officeooo:rsid="000e5472"/>
    </style:style>
    <style:style style:name="T3" style:family="text">
      <style:text-properties officeooo:rsid="001495ad"/>
    </style:style>
    <style:style style:name="T4" style:family="text">
      <style:text-properties officeooo:rsid="00215cff"/>
    </style:style>
    <style:style style:name="T5" style:family="text">
      <style:text-properties officeooo:rsid="0022ae48"/>
    </style:style>
    <style:style style:name="T6" style:family="text">
      <style:text-properties officeooo:rsid="00250b01"/>
    </style:style>
    <style:style style:name="T7" style:family="text">
      <style:text-properties officeooo:rsid="002661cf"/>
    </style:style>
    <style:style style:name="T8" style:family="text">
      <style:text-properties officeooo:rsid="00281aa4"/>
    </style:style>
    <style:style style:name="T9" style:family="text">
      <style:text-properties officeooo:rsid="002c9a31"/>
    </style:style>
    <style:style style:name="T10" style:family="text">
      <style:text-properties officeooo:rsid="002e1501"/>
    </style:style>
    <style:style style:name="T11" style:family="text">
      <style:text-properties officeooo:rsid="002e4906"/>
    </style:style>
    <style:style style:name="T12" style:family="text">
      <style:text-properties officeooo:rsid="00318a2e"/>
    </style:style>
    <style:style style:name="T13" style:family="text">
      <style:text-properties officeooo:rsid="00356c8a"/>
    </style:style>
    <style:style style:name="T14" style:family="text">
      <style:text-properties officeooo:rsid="0038090f"/>
    </style:style>
    <style:style style:name="T15" style:family="text">
      <style:text-properties officeooo:rsid="004199e5"/>
    </style:style>
    <style:style style:name="T16" style:family="text">
      <style:text-properties officeooo:rsid="00421754"/>
    </style:style>
    <style:style style:name="T17" style:family="text">
      <style:text-properties officeooo:rsid="0042dce4"/>
    </style:style>
    <style:style style:name="T18" style:family="text">
      <style:text-properties officeooo:rsid="00455fc8"/>
    </style:style>
    <style:style style:name="T19" style:family="text">
      <style:text-properties fo:color="#000000" style:font-name="Monospace" fo:font-size="10pt" officeooo:rsid="00570deb" style:font-size-asian="10pt"/>
    </style:style>
    <style:style style:name="T20" style:family="text">
      <style:text-properties fo:color="#000000" style:font-name="Monospace" fo:font-size="10pt" style:font-size-asian="10pt"/>
    </style:style>
    <style:style style:name="T21" style:family="text">
      <style:text-properties fo:color="#000000" style:font-name="Monospace" fo:font-size="10pt" officeooo:rsid="0054672c" style:font-size-asian="10pt"/>
    </style:style>
    <style:style style:name="T22" style:family="text">
      <style:text-properties fo:color="#00aa00" style:font-name="Monospace" fo:font-size="10pt" fo:font-style="italic" style:font-size-asian="10pt" style:font-style-asian="italic"/>
    </style:style>
    <style:style style:name="T23" style:family="text">
      <style:text-properties fo:color="#00aa00" style:font-name="Monospace" fo:font-size="10pt" fo:font-style="italic" style:text-underline-style="solid" style:text-underline-width="auto" style:text-underline-color="font-color" style:font-size-asian="10pt" style:font-style-asian="italic"/>
    </style:style>
    <style:style style:name="T24" style:family="text">
      <style:text-properties officeooo:rsid="0052f02b"/>
    </style:style>
    <style:style style:name="T25" style:family="text">
      <style:text-properties fo:color="#800000" style:font-name="Monospace" fo:font-size="10pt" style:font-size-asian="10pt"/>
    </style:style>
    <style:style style:name="T26" style:family="text">
      <style:text-properties fo:color="#800000" style:font-name="Monospace" fo:font-size="10pt" officeooo:rsid="008735e9" style:font-size-asian="10pt"/>
    </style:style>
    <style:style style:name="T27" style:family="text">
      <style:text-properties officeooo:rsid="0057603e"/>
    </style:style>
    <style:style style:name="T28" style:family="text">
      <style:text-properties officeooo:rsid="005fb5cf"/>
    </style:style>
    <style:style style:name="T29" style:family="text">
      <style:text-properties officeooo:rsid="006420ae"/>
    </style:style>
    <style:style style:name="T30" style:family="text">
      <style:text-properties officeooo:rsid="0065e520"/>
    </style:style>
    <style:style style:name="T31" style:family="text">
      <style:text-properties officeooo:rsid="00670413"/>
    </style:style>
    <style:style style:name="T32" style:family="text">
      <style:text-properties officeooo:rsid="00700143"/>
    </style:style>
    <style:style style:name="T33" style:family="text">
      <style:text-properties officeooo:rsid="007308a3"/>
    </style:style>
    <style:style style:name="T34" style:family="text">
      <style:text-properties officeooo:rsid="0073532b"/>
    </style:style>
    <style:style style:name="T35" style:family="text">
      <style:text-properties officeooo:rsid="00735afd"/>
    </style:style>
    <style:style style:name="T36" style:family="text">
      <style:text-properties officeooo:rsid="0075909e"/>
    </style:style>
    <style:style style:name="T37" style:family="text">
      <style:text-properties officeooo:rsid="007f5548"/>
    </style:style>
    <style:style style:name="T38" style:family="text">
      <style:text-properties officeooo:rsid="008135bf"/>
    </style:style>
    <style:style style:name="T39" style:family="text">
      <style:text-properties officeooo:rsid="00855920"/>
    </style:style>
    <style:style style:name="T40" style:family="text">
      <style:text-properties officeooo:rsid="008881d1"/>
    </style:style>
    <style:style style:name="T41" style:family="text">
      <style:text-properties officeooo:rsid="008970f9"/>
    </style:style>
    <style:style style:name="T42" style:family="text">
      <style:text-properties officeooo:rsid="008aa2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dacity – Data Analyst Nanodegree, Project 4</text:p>
      <text:p text:style-name="Standard"/>
      <text:p text:style-name="Standard">Intro to Machine Learning</text:p>
      <text:p text:style-name="Standard"/>
      <text:p text:style-name="Standard">Giulio Ministeri</text:p>
      <text:p text:style-name="Standard"/>
      <text:p text:style-name="Standard">I hereby confirm that this submission is my work. I have cited above the origins of any parts of the submission that were taken from Websites, books, forums, blog posts, github repositories, etc.</text:p>
      <text:p text:style-name="Standard"/>
      <text:p text:style-name="Standard">1.</text:p>
      <text:p text:style-name="Standard"><text:tab/>The goal of this project is to <text:span text:style-name="T2">create a predictor capable of</text:span> detect<text:span text:style-name="T2">ing</text:span> people who were involved in some way in the Enron <text:span text:style-name="T1">fraud, based principally on the analysis of their financial data and sent and received e-mails. Machine learning algorithms come in handy in these cases, where there are no specific features or ease-to-detect patterns in the data such that one can simply checks for these evidences and reliably predicts the outcomes. Heuristics solutions, i.e. long list of “if...then...else”, are unfeasible, while machine learning algorithms learn, reshape and rework input features for us giving back a “box” ables to predict the output if fed with new inputs.</text:span></text:p>
      <text:p text:style-name="Standard"><text:tab/><text:span text:style-name="T3">The dataset includes e-mails and finance data of about 146 Enron employees; 18 of them are POIs (person of interest). For each employee there are 21 finance-related features, whose values are not always consistent; missing values are labeled as “NaN”. Email-related features includes a set of summary infos like total received and sent mails, received and sent mails to poi people. Finally also the entire mail dataset is provided (about 150 thousands emails) together with a useful set of file which indexes all the emails by email-address: for each person there are two files which contains the relative paths to sent and received emails.</text:span></text:p>
      <text:p text:style-name="Standard">Considering the number of feature provided and the potentially big number of features that can be extracted from raw emails, the dataset cardinality is very small and skewed. Only 146 employees of which only 18 are POIs. I need to pay lot of attention to overfitting, and also adopt a more sophisticated evaluation metric like precision&amp;recall or F1. Simple ones like accuracy is useful only in balanced dataset where positives and negatives entries have almost the same cardinality.</text:p>
      <text:p text:style-name="Standard">Also the evaluation process needs to be chosen by considering this dataset leak. Train/test split can be used in very big dataset where removing lot of entries for testing does not affect the train step performances.</text:p>
      <text:p text:style-name="Standard">As first, I analyzed finance data looking for outliers. <text:span text:style-name="T14">After just showing the labels I found the two employees names “TOTAL” and “THE TRAVEL AGENCY IN THE PARK”, which of course are not real employees and must be removed.</text:span></text:p>
      <text:p text:style-name="P13">After removing those outliers I did not remove any other entries since they express real measurements and possible human errors are very unlikely.</text:p>
      <text:p text:style-name="P4"/>
      <text:p text:style-name="P18">2.</text:p>
      <text:p text:style-name="P19"><text:tab/><text:span text:style-name="T17">For feature selections I first tried tree-based feature selection, but after few test repetitions I noticed that the importance coefficients and ranks where too noisy, resulting in completely different list of most and least important features each time I run my code, hence I decided to move to another solution. <text:s/>First I used different heuristic method, but reviewers suggested me to use more rigorous systems since feature selection is a very important step and cannot be lived to manual procedures. I also followed the advice to move feature selection step after feature creation, and apply it to the whole set of features.</text:span></text:p>
      <text:p text:style-name="P19"/>
      <text:p text:style-name="Standard">I created two sets of <text:span text:style-name="T18">artificial</text:span> features; the former was created by manipulating these original features; the latter by elaborating the huge e-mail dataset.</text:p>
      <text:p text:style-name="Standard">As first part I took the most important features and created the log and squared version <text:span text:style-name="T15">and</text:span> added the mixed products of the<text:span text:style-name="T15">se features</text:span>. <text:span text:style-name="T28">There is not a particular reason to explain why I added these features.</text:span> <text:span text:style-name="T28">In my experience these ones are the very first step when trying to add new artificial </text:span><text:soft-page-break/><text:span text:style-name="T28">features by elaborating what is available; I think that square and log are used to magnify or shrink differences , while mixed products simply create features as combinations of given ones.</text:span></text:p>
      <text:p text:style-name="P20"/>
      <text:p text:style-name="P5">The second set of features has been created by elaborating the email dataset looking for the most important words to detect pois. <text:span text:style-name="T28">I though that looking at mails, I could find some particular references to places, or facts or some other words that could help in identifying people involved in the fraud.</text:span></text:p>
      <text:p text:style-name="P5"><text:s/>Since the dataset is very large and my PC was unable to elaborate all mails at once, I applied a procedure in which a random subset is repeatedly picked from the set (keeping the <text:span text:style-name="T13">POIs</text:span>-non<text:span text:style-name="T13">POI</text:span>s ratio) and a dictionary of most important word<text:span text:style-name="T16">s</text:span> is updated every loop to save and accumulate the importance coefficients. At the end the most important words are chosen based on the accumulated coefficients. <text:span text:style-name="T27">Before adding the words to the final dataset I removed all the words that were clearly references to phone numbers, email addresses, or peoples' names.</text:span></text:p>
      <text:p text:style-name="P22"/>
      <text:p text:style-name="P23"><text:span text:style-name="T32">Finally I did feature selection using k-best method using anova-f value as score value. But after some tests with gridsearchcv, I noticed that the best K value is not independent from the used algorithm and the PCA number of components. So, as it will reported in subsequent answers, I included feature selection in the pipeline of the final machine learning algorithm.</text:span></text:p>
      <text:p text:style-name="P25">Anyway after the tests I reported the selectKbest features scores, h<text:span text:style-name="T34">ere is the scores of the whole features including both original and artificial:</text:span></text:p>
      <text:p text:style-name="P25"><text:span text:style-name="T20">salary 15.7192163083</text:span></text:p>
      <text:p text:style-name="P32"><text:span text:style-name="T20">to_messages 1.19343768992</text:span></text:p>
      <text:p text:style-name="P32"><text:span text:style-name="T20">deferral_payments 0.302467942973</text:span></text:p>
      <text:p text:style-name="P32"><text:span text:style-name="T20">total_payments 7.87589264437</text:span></text:p>
      <text:p text:style-name="P32"><text:span text:style-name="T20">exercised_stock_options 22.3293157189</text:span></text:p>
      <text:p text:style-name="P32"><text:span text:style-name="T20">bonus 18.3894293264</text:span></text:p>
      <text:p text:style-name="P32"><text:span text:style-name="T20">restricted_stock 8.07619267158</text:span></text:p>
      <text:p text:style-name="P32"><text:span text:style-name="T20">shared_receipt_with_poi 7.1895288094</text:span></text:p>
      <text:p text:style-name="P32"><text:span text:style-name="T20">total_stock_value 21.6708072167</text:span></text:p>
      <text:p text:style-name="P32"><text:span text:style-name="T20">expenses 5.27547338878</text:span></text:p>
      <text:p text:style-name="P32"><text:span text:style-name="T20">from_messages 0.226567838896</text:span></text:p>
      <text:p text:style-name="P32"><text:span text:style-name="T20">other 3.68305352395</text:span></text:p>
      <text:p text:style-name="P32"><text:span text:style-name="T20">from_this_person_to_poi 1.99333813002</text:span></text:p>
      <text:p text:style-name="P32"><text:span text:style-name="T20">deferred_income 10.2682331299</text:span></text:p>
      <text:p text:style-name="P32"><text:span text:style-name="T20">long_term_incentive 8.57878979561</text:span></text:p>
      <text:p text:style-name="P32"><text:span text:style-name="T20">from_poi_to_this_person 4.34273443839</text:span></text:p>
      <text:p text:style-name="P32"><text:span text:style-name="T20">total_payments^2 6.73123956448</text:span></text:p>
      <text:p text:style-name="P32"><text:span text:style-name="T20">log_total_payments 2.67206055033</text:span></text:p>
      <text:p text:style-name="P32"><text:span text:style-name="T20">total_payments*bonus 8.05694260174</text:span></text:p>
      <text:p text:style-name="P32"><text:span text:style-name="T20">total_payments*expenses 7.7339802669</text:span></text:p>
      <text:p text:style-name="P32"><text:span text:style-name="T20">total_payments*total_stock_value 7.2167040697</text:span></text:p>
      <text:p text:style-name="P32"><text:span text:style-name="T20">total_payments*salary 7.7685129517</text:span></text:p>
      <text:p text:style-name="P32"><text:span text:style-name="T20">total_payments*exercised_stock_options 7.20435823398</text:span></text:p>
      <text:p text:style-name="P32"><text:span text:style-name="T20">total_payments*restricted_stock 7.22809883137</text:span></text:p>
      <text:p text:style-name="P32"><text:span text:style-name="T20">total_payments*shared_receipt_with_poi 8.4376462044</text:span></text:p>
      <text:p text:style-name="P32"><text:span text:style-name="T20">total_payments*other 6.35081065561</text:span></text:p>
      <text:p text:style-name="P32"><text:span text:style-name="T20">total_payments*from_this_person_to_poi 4.04589551061</text:span></text:p>
      <text:p text:style-name="P32"><text:span text:style-name="T20">total_payments*deferred_income 1.89301719909</text:span></text:p>
      <text:p text:style-name="P32"><text:span text:style-name="T20">total_payments*long_term_incentive 6.99272271061</text:span></text:p>
      <text:p text:style-name="P32"><text:span text:style-name="T20">total_payments*from_poi_to_this_person 6.22273155587</text:span></text:p>
      <text:p text:style-name="P32"><text:span text:style-name="T20">bonus^2 9.52384819571</text:span></text:p>
      <text:p text:style-name="P32"><text:span text:style-name="T20">log_bonus 7.34194413365</text:span></text:p>
      <text:p text:style-name="P32"><text:span text:style-name="T20">bonus*expenses 11.3617695136</text:span></text:p>
      <text:p text:style-name="P32"><text:span text:style-name="T20">bonus*total_stock_value 14.1256453631</text:span></text:p>
      <text:p text:style-name="P32"><text:span text:style-name="T20">bonus*salary 18.6650978307</text:span></text:p>
      <text:p text:style-name="P32"><text:span text:style-name="T20">bonus*exercised_stock_options 14.5611522449</text:span></text:p>
      <text:p text:style-name="P32"><text:span text:style-name="T20">bonus*restricted_stock 12.7709091487</text:span></text:p>
      <text:p text:style-name="P32"><text:span text:style-name="T20">bonus*shared_receipt_with_poi 9.50568907117</text:span></text:p>
      <text:p text:style-name="P32"><text:soft-page-break/><text:span text:style-name="T20">bonus*other 6.28982816079</text:span></text:p>
      <text:p text:style-name="P32"><text:span text:style-name="T20">bonus*from_this_person_to_poi 1.62453574172</text:span></text:p>
      <text:p text:style-name="P32"><text:span text:style-name="T20">bonus*deferred_income 9.21010864327</text:span></text:p>
      <text:p text:style-name="P32"><text:span text:style-name="T20">bonus*long_term_incentive 12.8863107828</text:span></text:p>
      <text:p text:style-name="P32"><text:span text:style-name="T20">bonus*from_poi_to_this_person 1.84321255877</text:span></text:p>
      <text:p text:style-name="P32"><text:span text:style-name="T20">expenses^2 0.731238147714</text:span></text:p>
      <text:p text:style-name="P32"><text:span text:style-name="T20">log_expenses 9.7224294164</text:span></text:p>
      <text:p text:style-name="P32"><text:span text:style-name="T20">expenses*total_stock_value 19.4999692636</text:span></text:p>
      <text:p text:style-name="P32"><text:span text:style-name="T20">expenses*salary 10.2740945369</text:span></text:p>
      <text:p text:style-name="P32"><text:span text:style-name="T20">expenses*exercised_stock_options 21.1538116959</text:span></text:p>
      <text:p text:style-name="P32"><text:span text:style-name="T20">expenses*restricted_stock 7.83603379309</text:span></text:p>
      <text:p text:style-name="P32"><text:span text:style-name="T20">expenses*shared_receipt_with_poi 2.77266590519</text:span></text:p>
      <text:p text:style-name="P32"><text:span text:style-name="T20">expenses*other 5.16035410423</text:span></text:p>
      <text:p text:style-name="P32"><text:span text:style-name="T20">expenses*from_this_person_to_poi 3.07696420896</text:span></text:p>
      <text:p text:style-name="P32"><text:span text:style-name="T20">expenses*deferred_income 5.14559946376</text:span></text:p>
      <text:p text:style-name="P32"><text:span text:style-name="T20">expenses*long_term_incentive 20.3997187568</text:span></text:p>
      <text:p text:style-name="P32"><text:span text:style-name="T20">expenses*from_poi_to_this_person 2.74384041182</text:span></text:p>
      <text:p text:style-name="P32"><text:span text:style-name="T20">total_stock_value^2 19.1430241256</text:span></text:p>
      <text:p text:style-name="P32"><text:span text:style-name="T20">log_total_stock_value 2.47462228232</text:span></text:p>
      <text:p text:style-name="P32"><text:span text:style-name="T20">total_stock_value*salary 14.6386511159</text:span></text:p>
      <text:p text:style-name="P32"><text:span text:style-name="T20">total_stock_value*exercised_stock_options 22.1366735191</text:span></text:p>
      <text:p text:style-name="P32"><text:span text:style-name="T20">total_stock_value*restricted_stock 9.13409854882</text:span></text:p>
      <text:p text:style-name="P32"><text:span text:style-name="T20">total_stock_value*shared_receipt_with_poi 12.6959165488</text:span></text:p>
      <text:p text:style-name="P32"><text:span text:style-name="T20">total_stock_value*other 5.79000588763</text:span></text:p>
      <text:p text:style-name="P32"><text:span text:style-name="T20">total_stock_value*from_this_person_to_poi 4.04491559292</text:span></text:p>
      <text:p text:style-name="P32"><text:span text:style-name="T20">total_stock_value*deferred_income 7.97546457257</text:span></text:p>
      <text:p text:style-name="P32"><text:span text:style-name="T20">total_stock_value*long_term_incentive 14.1263363474</text:span></text:p>
      <text:p text:style-name="P32"><text:span text:style-name="T20">total_stock_value*from_poi_to_this_person 7.21484733834</text:span></text:p>
      <text:p text:style-name="P32"><text:span text:style-name="T20">salary^2 12.0005097717</text:span></text:p>
      <text:p text:style-name="P32"><text:span text:style-name="T20">log_salary 6.05436338425</text:span></text:p>
      <text:p text:style-name="P32"><text:span text:style-name="T20">salary*exercised_stock_options 14.8533869777</text:span></text:p>
      <text:p text:style-name="P32"><text:span text:style-name="T20">salary*restricted_stock 12.798533583</text:span></text:p>
      <text:p text:style-name="P32"><text:span text:style-name="T20">salary*shared_receipt_with_poi 9.53316819507</text:span></text:p>
      <text:p text:style-name="P32"><text:span text:style-name="T20">salary*other 3.67946167603</text:span></text:p>
      <text:p text:style-name="P32"><text:span text:style-name="T20">salary*from_this_person_to_poi 2.96200895971</text:span></text:p>
      <text:p text:style-name="P32"><text:span text:style-name="T20">salary*deferred_income 3.1089610462</text:span></text:p>
      <text:p text:style-name="P32"><text:span text:style-name="T20">salary*long_term_incentive 14.5925932834</text:span></text:p>
      <text:p text:style-name="P32"><text:span text:style-name="T20">salary*from_poi_to_this_person 5.08663302394</text:span></text:p>
      <text:p text:style-name="P32"><text:span text:style-name="T20">exercised_stock_options^2 23.9722405589</text:span></text:p>
      <text:p text:style-name="P32"><text:span text:style-name="T20">log_exercised_stock_options 0.326488279615</text:span></text:p>
      <text:p text:style-name="P32"><text:span text:style-name="T20">exercised_stock_options*restricted_stock 10.981209143</text:span></text:p>
      <text:p text:style-name="P32"><text:span text:style-name="T20">exercised_stock_options*shared_receipt_with_poi 13.1335002853</text:span></text:p>
      <text:p text:style-name="P32"><text:span text:style-name="T20">exercised_stock_options*other 5.83021679003</text:span></text:p>
      <text:p text:style-name="P32"><text:span text:style-name="T20">exercised_stock_options*from_this_person_to_poi 5.35269719726</text:span></text:p>
      <text:p text:style-name="P32"><text:span text:style-name="T20">exercised_stock_options*deferred_income 8.11184412071</text:span></text:p>
      <text:p text:style-name="P32"><text:span text:style-name="T20">exercised_stock_options*long_term_incentive 14.539596008</text:span></text:p>
      <text:p text:style-name="P32"><text:span text:style-name="T20">exercised_stock_options*from_poi_to_this_person 6.56729605978</text:span></text:p>
      <text:p text:style-name="P32"><text:span text:style-name="T20">restricted_stock^2 4.24656365188</text:span></text:p>
      <text:p text:style-name="P32"><text:span text:style-name="T20">log_restricted_stock 2.79587571732</text:span></text:p>
      <text:p text:style-name="P32"><text:span text:style-name="T20">restricted_stock*shared_receipt_with_poi 10.0740004122</text:span></text:p>
      <text:p text:style-name="P32"><text:span text:style-name="T20">restricted_stock*other 5.64626405559</text:span></text:p>
      <text:p text:style-name="P32"><text:span text:style-name="T20">restricted_stock*from_this_person_to_poi 1.53784805403</text:span></text:p>
      <text:p text:style-name="P32"><text:span text:style-name="T20">restricted_stock*deferred_income 5.05929696145</text:span></text:p>
      <text:p text:style-name="P32"><text:span text:style-name="T20">restricted_stock*long_term_incentive 12.6015491046</text:span></text:p>
      <text:p text:style-name="P32"><text:span text:style-name="T20">restricted_stock*from_poi_to_this_person 7.73593518484</text:span></text:p>
      <text:p text:style-name="P32"><text:span text:style-name="T20">shared_receipt_with_poi^2 4.15340138166</text:span></text:p>
      <text:p text:style-name="P32"><text:span text:style-name="T20">log_shared_receipt_with_poi 1.68654307832</text:span></text:p>
      <text:p text:style-name="P32"><text:span text:style-name="T20">shared_receipt_with_poi*other 2.93221058637</text:span></text:p>
      <text:p text:style-name="P32"><text:span text:style-name="T20">shared_receipt_with_poi*from_this_person_to_poi 1.09162095487</text:span></text:p>
      <text:p text:style-name="P32"><text:span text:style-name="T20">shared_receipt_with_poi*deferred_income 7.0985947248</text:span></text:p>
      <text:p text:style-name="P32"><text:span text:style-name="T20">shared_receipt_with_poi*long_term_incentive 7.48807535891</text:span></text:p>
      <text:p text:style-name="P32"><text:span text:style-name="T20">shared_receipt_with_poi*from_poi_to_this_person 2.33632941597</text:span></text:p>
      <text:p text:style-name="P32"><text:soft-page-break/><text:span text:style-name="T20">other^2 4.35128851689</text:span></text:p>
      <text:p text:style-name="P32"><text:span text:style-name="T20">log_other 10.9099414332</text:span></text:p>
      <text:p text:style-name="P32"><text:span text:style-name="T20">other*from_this_person_to_poi 7.61792967083</text:span></text:p>
      <text:p text:style-name="P32"><text:span text:style-name="T20">other*deferred_income 0.00019955283602</text:span></text:p>
      <text:p text:style-name="P32"><text:span text:style-name="T20">other*long_term_incentive 4.2415591482</text:span></text:p>
      <text:p text:style-name="P32"><text:span text:style-name="T20">other*from_poi_to_this_person 1.56283696936</text:span></text:p>
      <text:p text:style-name="P32"><text:span text:style-name="T20">from_this_person_to_poi^2 2.69167334322</text:span></text:p>
      <text:p text:style-name="P32"><text:span text:style-name="T20">log_from_this_person_to_poi 7.03775636412</text:span></text:p>
      <text:p text:style-name="P32"><text:span text:style-name="T20">from_this_person_to_poi*deferred_income 5.16140038111</text:span></text:p>
      <text:p text:style-name="P32"><text:span text:style-name="T20">from_this_person_to_poi*long_term_incentive 2.77166418102</text:span></text:p>
      <text:p text:style-name="P32"><text:span text:style-name="T20">from_this_person_to_poi*from_poi_to_this_person 0.0108781977224</text:span></text:p>
      <text:p text:style-name="P32"><text:span text:style-name="T20">deferred_income^2 8.9743694285</text:span></text:p>
      <text:p text:style-name="P32"><text:span text:style-name="T20">log_deferred_income 6.39270834664</text:span></text:p>
      <text:p text:style-name="P32"><text:span text:style-name="T20">deferred_income*long_term_incentive 10.8345235956</text:span></text:p>
      <text:p text:style-name="P32"><text:span text:style-name="T20">deferred_income*from_poi_to_this_person 3.14047313159</text:span></text:p>
      <text:p text:style-name="P32"><text:span text:style-name="T20">long_term_incentive^2 2.67748844455</text:span></text:p>
      <text:p text:style-name="P32"><text:span text:style-name="T20">log_long_term_incentive 2.77162185852</text:span></text:p>
      <text:p text:style-name="P32"><text:span text:style-name="T20">long_term_incentive*from_poi_to_this_person 1.64245771335</text:span></text:p>
      <text:p text:style-name="P32"><text:span text:style-name="T20">from_poi_to_this_person^2 0.457903185807</text:span></text:p>
      <text:p text:style-name="P32"><text:span text:style-name="T20">log_from_poi_to_this_person 4.37010920065</text:span></text:p>
      <text:p text:style-name="P32"><text:span text:style-name="T20">ariba -18.8571428571</text:span></text:p>
      <text:p text:style-name="P32"><text:span text:style-name="T20">belden 0.0</text:span></text:p>
      <text:p text:style-name="P32"><text:span text:style-name="T20">colwel 0.0</text:span></text:p>
      <text:p text:style-name="P32"><text:span text:style-name="T20">committe 0.0</text:span></text:p>
      <text:p text:style-name="P32"><text:span text:style-name="T20">cp -6.94736842105</text:span></text:p>
      <text:p text:style-name="P32"><text:span text:style-name="T20">date -4.55172413793</text:span></text:p>
      <text:p text:style-name="P32"><text:span text:style-name="T20">delainey 14.6666666667</text:span></text:p>
      <text:p text:style-name="P32"><text:span text:style-name="T20">east 13.2</text:span></text:p>
      <text:p text:style-name="P32"><text:span text:style-name="T20">enw 0.0</text:span></text:p>
      <text:p text:style-name="P32"><text:span text:style-name="T20">feedbacksupport -132.0</text:span></text:p>
      <text:p text:style-name="P32"><text:span text:style-name="T20">firstcallnotestfncom 4.0</text:span></text:p>
      <text:p text:style-name="P32"><text:span text:style-name="T20">fund 18.8571428571</text:span></text:p>
      <text:p text:style-name="P32"><text:span text:style-name="T20">klay -4.88888888889</text:span></text:p>
      <text:p text:style-name="P32"><text:span text:style-name="T20">memo -132.0</text:span></text:p>
      <text:p text:style-name="P32"><text:span text:style-name="T20">mmcconnnsf -22.0</text:span></text:p>
      <text:p text:style-name="P32"><text:span text:style-name="T20">morton 0.0</text:span></text:p>
      <text:p text:style-name="P32"><text:span text:style-name="T20">particip -132.0</text:span></text:p>
      <text:p text:style-name="P32"><text:span text:style-name="T20">phenomen 16.5</text:span></text:p>
      <text:p text:style-name="P32"><text:span text:style-name="T20">pictur -0.0</text:span></text:p>
      <text:p text:style-name="P32"><text:span text:style-name="T20">publish -11.0</text:span></text:p>
      <text:p text:style-name="P32"><text:span text:style-name="T20">rbuynsf -0.0</text:span></text:p>
      <text:p text:style-name="P32"><text:span text:style-name="T20">regard -0.0</text:span></text:p>
      <text:p text:style-name="P32"><text:span text:style-name="T20">room -inf</text:span></text:p>
      <text:p text:style-name="P32"><text:span text:style-name="T20">schedul -11.0</text:span></text:p>
      <text:p text:style-name="P32"><text:span text:style-name="T20">sun 6.28571428571</text:span></text:p>
      <text:p text:style-name="P32"><text:span text:style-name="T20">tour 5.5</text:span></text:p>
      <text:p text:style-name="P32"><text:span text:style-name="T20">view 8.8</text:span></text:p>
      <text:p text:style-name="P25"/>
      <text:p text:style-name="P24"><text:span text:style-name="T35">And below</text:span> I report the dataset<text:span text:style-name="T39"> </text:span>for the final algorithm I <text:span text:style-name="T33">got from gridsearchcv over the pipeline (as explained in more details below). It is composed of the 13 best features</text:span>:</text:p>
      <text:p text:style-name="P26"><text:span text:style-name="T20">salary</text:span></text:p>
      <text:p text:style-name="P32"><text:span text:style-name="T20">exercised_stock_options</text:span></text:p>
      <text:p text:style-name="P32"><text:span text:style-name="T20">bonus</text:span></text:p>
      <text:p text:style-name="P32"><text:span text:style-name="T20">total_stock_value</text:span></text:p>
      <text:p text:style-name="P32"><text:span text:style-name="T20">bonus*salary</text:span></text:p>
      <text:p text:style-name="P32"><text:span text:style-name="T20">expenses*total_stock_value</text:span></text:p>
      <text:p text:style-name="P32"><text:span text:style-name="T20">expenses*exercised_stock_options</text:span></text:p>
      <text:p text:style-name="P32"><text:span text:style-name="T20">expenses*long_term_incentive</text:span></text:p>
      <text:p text:style-name="P32"><text:span text:style-name="T20">total_stock_value^2</text:span></text:p>
      <text:p text:style-name="P32"><text:span text:style-name="T20">total_stock_value*exercised_stock_options</text:span></text:p>
      <text:p text:style-name="P32"><text:span text:style-name="T20">exercised_stock_options^2</text:span></text:p>
      <text:p text:style-name="P32"><text:soft-page-break/><text:span text:style-name="T20">fund</text:span></text:p>
      <text:p text:style-name="P32"><text:span text:style-name="T20">phenomen</text:span></text:p>
      <text:p text:style-name="P26"><text:span text:style-name="T20"/></text:p>
      <text:p text:style-name="Standard">3.</text:p>
      <text:p text:style-name="Standard"><text:tab/><text:span text:style-name="T4">I tested 4 different algorithms: DecisionTree, RandomForest, Adaboost and SupportVectorMachine.</text:span></text:p>
      <text:p text:style-name="Standard">All these 4 algorithms has been pipelined with PCA algorithm <text:span text:style-name="T36">and SelectKBest featureSelection</text:span>; I also added feature MinM<text:span text:style-name="T6">ax</text:span>Scaling <text:span text:style-name="T8">only</text:span> to SVM <text:span text:style-name="T5">pipeline, since it is the only algorithm that needs this step to perform better</text:span>.</text:p>
      <text:p text:style-name="Standard"/>
      <text:p text:style-name="Standard">4.</text:p>
      <text:p text:style-name="Standard"><text:tab/>Machine learning algorithms are generic models that can mimic a lot of different phenomena. <text:span text:style-name="T7">Since</text:span> they are general and can be used <text:span text:style-name="T8">in</text:span> an enormous <text:span text:style-name="T8">variety</text:span> of situations, they have a set of parameters t<text:span text:style-name="T8">hat must be</text:span> tuned to better fit the model or the situation <text:span text:style-name="T8">in</text:span> which they are used. <text:span text:style-name="T7">Practically there is no mathematical formula to find the best parameters, so they are chosen based on try&amp;test process where an initial set of possible parameters (chosen after some considerations on the situation and the input data) are used and performances are tested. No tuning means that the algorithm will use default parameters which probably will be a way distant from the best ones, <text:s/>resulting in an useless predictor. </text:span></text:p>
      <text:p text:style-name="Standard">I used gridsearchCV to tune parameters of the different algorithms, here the list of algorithms and tuned parameters for each:</text:p>
      <text:p text:style-name="P27">SelectKBest with anova-f score: the number of features k</text:p>
      <text:p text:style-name="Standard">PCA: number of components</text:p>
      <text:p text:style-name="Standard">Decision tree: minimum samples to split</text:p>
      <text:p text:style-name="Standard">Random Forest: number of estimators</text:p>
      <text:p text:style-name="Standard">AdaBoost : number of estimators</text:p>
      <text:p text:style-name="Standard">SVM: C parameter</text:p>
      <text:p text:style-name="Standard"/>
      <text:p text:style-name="P12">GridSearchCV has been set to use “f1” as score indicator <text:span text:style-name="T24">and cross-validation folds set to use stratified 100-fold split, to be as close as possible to what tester script does, I only reduce the number of iterations to 100 to speed up the search</text:span>.</text:p>
      <text:p text:style-name="P14">The final result for each algorithm of gridsearchCV were:</text:p>
      <text:p text:style-name="P14"/>
      <text:p text:style-name="P1">decisionTree algorithm:</text:p>
      <text:p text:style-name="P28"><text:span text:style-name="T21">Accuracy: 0.79471<text:tab/>Precision: 0.30783<text:tab/>Recall: 0.35000<text:tab/>F1: 0.32756<text:tab/>F2: 0.34067<text:tab/></text:span><text:span text:style-name="T20">Total predictions: 14000<text:tab/>True positives: <text:s/>700<text:tab/>False positives: 1574<text:tab/>False negatives: 1300<text:tab/>True negatives: 10426</text:span></text:p>
      <text:p text:style-name="P1"/>
      <text:p text:style-name="P2">Random forest result :</text:p>
      <text:p text:style-name="P29"><text:span text:style-name="T21">Accuracy: 0.81336<text:tab/>Precision: 0.30927<text:tab/>Recall: 0.24850<text:tab/>F1: 0.27558<text:tab/>F2: 0.25867<text:tab/></text:span><text:span text:style-name="T20">Total predictions: 14000<text:tab/>True positives: <text:s/>497<text:tab/>False positives: 1110<text:tab/>False negatives: 1503<text:tab/>True negatives: 10890</text:span></text:p>
      <text:p text:style-name="P2"/>
      <text:p text:style-name="P1"/>
      <text:p text:style-name="P1">SVC result :</text:p>
      <text:p text:style-name="P28"><text:span text:style-name="T21">Accuracy: 0.85236<text:tab/>Precision: 0.45022<text:tab/>Recall: 0.15150<text:tab/>F1: 0.22671<text:tab/>F2: 0.17468<text:tab/></text:span><text:span text:style-name="T20">Total predictions: 14000<text:tab/>True positives: <text:s/>303<text:tab/>False positives: <text:s/>370<text:tab/>False negatives: 1697<text:tab/>True negatives: 11630</text:span></text:p>
      <text:p text:style-name="P1"/>
      <text:p text:style-name="P1"/>
      <text:p text:style-name="P1">adaboost result :</text:p>
      <text:p text:style-name="P28"><text:span text:style-name="T21">Accuracy: 0.84236<text:tab/>Precision: 0.42282<text:tab/>Recall: 0.28350<text:tab/>F1: 0.33942<text:tab/>F2: 0.30350<text:tab/></text:span><text:span text:style-name="T20">Total predictions: 14000<text:tab/>True positives: <text:s/>567<text:tab/>False positives: <text:s/>774<text:tab/>False negatives: 1433<text:tab/>True negatives: 11226</text:span></text:p>
      <text:p text:style-name="P1"/>
      <text:p text:style-name="P3"><text:soft-page-break/></text:p>
      <text:p text:style-name="P3">And the final algorithm chosen is :</text:p>
      <text:p text:style-name="P31"><text:span text:style-name="T19">Pipeline([ </text:span><text:span text:style-name="T20">(</text:span><text:span text:style-name="T22">"</text:span><text:span text:style-name="T23">kbest</text:span><text:span text:style-name="T22">"</text:span><text:span text:style-name="T20">, SelectKBest(feature_selection.f_classif, k=</text:span><text:span text:style-name="T25">1</text:span><text:span text:style-name="T26">3</text:span><text:span text:style-name="T20">)), </text:span></text:p>
      <text:p text:style-name="P32"><text:span text:style-name="T20"><text:s text:c="11"/>(</text:span><text:span text:style-name="T22">"</text:span><text:span text:style-name="T23">pca</text:span><text:span text:style-name="T22">"</text:span><text:span text:style-name="T20">, PCA(n_components = </text:span><text:span text:style-name="T26">9</text:span><text:span text:style-name="T20">)), </text:span></text:p>
      <text:p text:style-name="P32"><text:span text:style-name="T20"><text:s text:c="11"/>(</text:span><text:span text:style-name="T22">"</text:span><text:span text:style-name="T23">adabst</text:span><text:span text:style-name="T22">"</text:span><text:span text:style-name="T20">, AdaBoostClassifier(n_estimators=</text:span><text:span text:style-name="T25">10</text:span><text:span text:style-name="T20">))])</text:span></text:p>
      <text:p text:style-name="P3"/>
      <text:p text:style-name="Standard"/>
      <text:p text:style-name="Standard">5.</text:p>
      <text:p text:style-name="Standard"><text:tab/><text:span text:style-name="T10">The v</text:span>alidation process is important <text:span text:style-name="T11">to test if the classifier is working correctly</text:span>. It is a very important step in order to avoid overfitting: a circumstance where the model has learned to replicate the data used to train it, and not <text:span text:style-name="T10">to</text:span> replicate the general phenomenon.</text:p>
      <text:p text:style-name="Standard">Moreover, a common mistake when making cross-validation is not shuffling the data. <text:span text:style-name="T12">By analyzing data with statistical (mean, variance) or graphical (scatter plots, histograms) tools, we ignore how raw data are ordered, and sometimes it could happen that data are grouped by the output label (e.g.: first all nonPOIs, then all POIs); so by splitting entries as they are we create unbalanced subsets where almost all entries belongs to the same label.</text:span></text:p>
      <text:p text:style-name="Standard">As explained in 4.) I split the data into two subsets, used to train and validate the <text:span text:style-name="T10">classifiers</text:span> respectively.</text:p>
      <text:p text:style-name="Standard">Finally, for test and compute classifier performances I used the tester script from the course base code.</text:p>
      <text:p text:style-name="Standard">The final classifier I chose is a pipeline <text:span text:style-name="T42">of selectKBest feature selector, using ANOVA-f as score and k=13,</text:span> of a PCA with <text:span text:style-name="T41">9</text:span> elements and a<text:span text:style-name="T37">n adaboost</text:span> classifier with <text:span text:style-name="T38">number of estimators</text:span> equals to <text:span text:style-name="T40">10</text:span>. </text:p>
      <text:p text:style-name="Standard"/>
      <text:p text:style-name="Standard">6.</text:p>
      <text:p text:style-name="P10"><text:tab/><text:span text:style-name="T9">I evaluated the final classifier using the test_classifier script. The two important metrics I am interested in are precision and recall. Precision and recall have their origin in the World War II when <text:s/>engineers introduced them to measure performances of the radar used to detect enemies (together with receiver operating curves, ROCs). </text:span></text:p>
      <text:p text:style-name="P17">Precision metric takes into account the positive answers of classifier, and it explains the goodness of the model when saying the case is positive (or in our case where it identifies a POI). The positive cases of a classifier can be divided in what are named “true positive” subset, i.e. the cases where the algorithm answered correctly, and the “false positive” subset which groups the cases where the algorithm made a wrong decision.</text:p>
      <text:p text:style-name="P17">The formula is the ratio between the “true positive” cases divided by the total count of positive cases, which, in practice, is the sum of <text:s/>the “true positives ” and “false positives”. In our case is the ratio of real identified POIs divided by the cases identified by the classifier as POIs whether they really are or not.</text:p>
      <text:p text:style-name="P9">Precision is a measure on how much we can rely on the <text:span text:style-name="T30">answer</text:span> of the classifier when it identifies something <text:span text:style-name="T30">(remind it was introduced for radars). Precision values close to 1 means that when the classifier detects something we have to trust it. </text:span></text:p>
      <text:p text:style-name="P6"/>
      <text:p text:style-name="P7">On the contrary recall metric explains the goodness of the model <text:span text:style-name="T29">when saying the case is negative.</text:span></text:p>
      <text:p text:style-name="P8">Recall is the ratio of true positive divided by the count of true cases, in our case it is the ratio between the number of POIs identified by the classifier, divided by the number of true POIs.</text:p>
      <text:p text:style-name="P11">Recall is a measure on how much we can rely on <text:span text:style-name="T31">t</text:span>he classifier <text:span text:style-name="T31">when it says “negative”</text:span>, i.e. it is a measure on how easily the classifier misses something. High value<text:span text:style-name="T31">s</text:span> of recall means that it is very unlikely that the classifier misses something.</text:p>
      <text:p text:style-name="P8"/>
      <text:p text:style-name="P7"/>
      <text:p text:style-name="P7">. F1 score is a summarizing metric that combines precision and recall by the harmonic mean:</text:p>
      <text:p text:style-name="Standard">F1 = precision * recall / (precision + recall)</text:p>
      <text:p text:style-name="Standard"/>
      <text:p text:style-name="Standard"><text:soft-page-break/>The final performances <text:span text:style-name="T11">of the classifier</text:span> are:</text:p>
      <text:p text:style-name="Standard"/>
      <text:p text:style-name="Standard">Precision: 0.33676 <text:s text:c="5"/></text:p>
      <text:p text:style-name="Standard">Recall: 0.31150 </text:p>
      <text:p text:style-name="Standard">F1: 0.3236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meta:initial-creator>
    <meta:creation-date>2015-06-01T16:07:52.636683314</meta:creation-date>
    <dc:date>2015-09-05T19:42:17.052015293</dc:date>
    <dc:creator>giulio </dc:creator>
    <meta:editing-duration>PT13H6M34S</meta:editing-duration>
    <meta:editing-cycles>99</meta:editing-cycles>
    <meta:generator>LibreOffice/4.2.8.2$Linux_X86_64 LibreOffice_project/420m0$Build-2</meta:generator>
    <meta:printed-by>giulio </meta:printed-by>
    <meta:print-date>2015-09-02T19:33:05.212129223</meta:print-date>
    <meta:document-statistic meta:table-count="0" meta:image-count="0" meta:object-count="0" meta:page-count="7" meta:paragraph-count="226" meta:word-count="2166" meta:character-count="16876" meta:non-whitespace-character-count="14882"/>
  </office:meta>
</office:document-meta>
</file>